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5mm"/>
    </style:style>
    <style:style style:name="co2" style:family="table-column">
      <style:table-column-properties fo:break-before="auto" style:column-width="24.25mm"/>
    </style:style>
    <style:style style:name="co3" style:family="table-column">
      <style:table-column-properties fo:break-before="auto" style:column-width="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26">
      <style:table-cell-properties fo:border="0.06pt solid #000000"/>
    </style:style>
    <style:style style:name="ce3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4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 style:data-style-name="N126">
      <style:table-cell-properties fo:border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10" style:family="table-cell" style:parent-style-name="Default" style:data-style-name="N127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ce3"/>
        <table:table-column table:style-name="co2" table:number-columns-repeated="1007" table:default-cell-style-name="Default"/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 office:value-type="string" calcext:value-type="string">
            <text:p>serial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4x4-nosol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16x16-nosol</text:p>
          </table:table-cell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ce2" office:value-type="float" office:value="0.000009" calcext:value-type="float">
            <text:p>0,000009</text:p>
          </table:table-cell>
          <table:table-cell table:style-name="ce2" office:value-type="float" office:value="0.00001" calcext:value-type="float">
            <text:p>0,000010</text:p>
          </table:table-cell>
          <table:table-cell table:style-name="ce8" office:value-type="float" office:value="0.03618" calcext:value-type="float">
            <text:p>0,036180</text:p>
          </table:table-cell>
          <table:table-cell table:style-name="ce8" office:value-type="float" office:value="4.367735" calcext:value-type="float">
            <text:p>4,367735</text:p>
          </table:table-cell>
          <table:table-cell table:style-name="ce8" office:value-type="float" office:value="0.00012" calcext:value-type="float">
            <text:p>0,000120</text:p>
          </table:table-cell>
          <table:table-cell table:style-name="ce8" office:value-type="float" office:value="6.251977" calcext:value-type="float">
            <text:p>6,251977</text:p>
          </table:table-cell>
          <table:table-cell table:style-name="ce2" office:value-type="float" office:value="488.065896" calcext:value-type="float">
            <text:p>488,065896</text:p>
          </table:table-cell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 office:value-type="string" calcext:value-type="string">
            <text:p>P =2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P = 4</text:p>
          </table:table-cell>
          <table:table-cell table:style-name="Default" table:number-columns-repeated="6"/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4x4-nosol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16x16-nosol</text:p>
          </table:table-cell>
          <table:table-cell table:number-columns-repeated="2"/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4x4-nosol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16x16-nosol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00024" calcext:value-type="float">
            <text:p>0,000024</text:p>
          </table:table-cell>
          <table:table-cell office:value-type="float" office:value="0.000005" calcext:value-type="float">
            <text:p>0,000005</text:p>
          </table:table-cell>
          <table:table-cell office:value-type="float" office:value="0.00037" calcext:value-type="float">
            <text:p>0,000370</text:p>
          </table:table-cell>
          <table:table-cell office:value-type="float" office:value="34.03223" calcext:value-type="float">
            <text:p>34,032230</text:p>
          </table:table-cell>
          <table:table-cell office:value-type="float" office:value="0.040116" calcext:value-type="float">
            <text:p>0,040116</text:p>
          </table:table-cell>
          <table:table-cell table:style-name="Default"/>
          <table:table-cell table:number-columns-repeated="3"/>
          <table:table-cell office:value-type="float" office:value="0.00003" calcext:value-type="float">
            <text:p>0,000030</text:p>
          </table:table-cell>
          <table:table-cell office:value-type="float" office:value="0.000009" calcext:value-type="float">
            <text:p>0,000009</text:p>
          </table:table-cell>
          <table:table-cell office:value-type="float" office:value="0.000359" calcext:value-type="float">
            <text:p>0,000359</text:p>
          </table:table-cell>
          <table:table-cell office:value-type="float" office:value="18.295687" calcext:value-type="float">
            <text:p>18,295687</text:p>
          </table:table-cell>
          <table:table-cell office:value-type="float" office:value="0.003158" calcext:value-type="float">
            <text:p>0,003158</text:p>
          </table:table-cell>
          <table:table-cell office:value-type="float" office:value="0.43933" calcext:value-type="float">
            <text:p>0,43933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00019" calcext:value-type="float">
            <text:p>0,000019</text:p>
          </table:table-cell>
          <table:table-cell office:value-type="float" office:value="0.000006" calcext:value-type="float">
            <text:p>0,000006</text:p>
          </table:table-cell>
          <table:table-cell office:value-type="float" office:value="0.000417" calcext:value-type="float">
            <text:p>0,000417</text:p>
          </table:table-cell>
          <table:table-cell office:value-type="float" office:value="34.041933" calcext:value-type="float">
            <text:p>34,041933</text:p>
          </table:table-cell>
          <table:table-cell office:value-type="float" office:value="0.041013" calcext:value-type="float">
            <text:p>0,041013</text:p>
          </table:table-cell>
          <table:table-cell table:number-columns-repeated="4"/>
          <table:table-cell office:value-type="float" office:value="0.000016" calcext:value-type="float">
            <text:p>0,000016</text:p>
          </table:table-cell>
          <table:table-cell office:value-type="float" office:value="0.000007" calcext:value-type="float">
            <text:p>0,000007</text:p>
          </table:table-cell>
          <table:table-cell office:value-type="float" office:value="0.000315" calcext:value-type="float">
            <text:p>0,000315</text:p>
          </table:table-cell>
          <table:table-cell office:value-type="float" office:value="18.433358" calcext:value-type="float">
            <text:p>18,433358</text:p>
          </table:table-cell>
          <table:table-cell office:value-type="float" office:value="0.504822" calcext:value-type="float">
            <text:p>0,504822</text:p>
          </table:table-cell>
          <table:table-cell office:value-type="float" office:value="14.601716" calcext:value-type="float">
            <text:p>14,60171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00016" calcext:value-type="float">
            <text:p>0,000016</text:p>
          </table:table-cell>
          <table:table-cell office:value-type="float" office:value="0.000007" calcext:value-type="float">
            <text:p>0,000007</text:p>
          </table:table-cell>
          <table:table-cell office:value-type="float" office:value="0.000378" calcext:value-type="float">
            <text:p>0,000378</text:p>
          </table:table-cell>
          <table:table-cell office:value-type="float" office:value="34.544471" calcext:value-type="float">
            <text:p>34,544471</text:p>
          </table:table-cell>
          <table:table-cell office:value-type="float" office:value="0.041176" calcext:value-type="float">
            <text:p>0,041176</text:p>
          </table:table-cell>
          <table:table-cell table:number-columns-repeated="4"/>
          <table:table-cell office:value-type="float" office:value="0.000026" calcext:value-type="float">
            <text:p>0,000026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18.292997" calcext:value-type="float">
            <text:p>18,292997</text:p>
          </table:table-cell>
          <table:table-cell office:value-type="float" office:value="0.037662" calcext:value-type="float">
            <text:p>0,037662</text:p>
          </table:table-cell>
          <table:table-cell office:value-type="float" office:value="2.450916" calcext:value-type="float">
            <text:p>2,45091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00022" calcext:value-type="float">
            <text:p>0,000022</text:p>
          </table:table-cell>
          <table:table-cell office:value-type="float" office:value="0.000006" calcext:value-type="float">
            <text:p>0,000006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33.90401" calcext:value-type="float">
            <text:p>33,904010</text:p>
          </table:table-cell>
          <table:table-cell office:value-type="float" office:value="0.040579" calcext:value-type="float">
            <text:p>0,040579</text:p>
          </table:table-cell>
          <table:table-cell table:number-columns-repeated="4"/>
          <table:table-cell office:value-type="float" office:value="0.000018" calcext:value-type="float">
            <text:p>0,000018</text:p>
          </table:table-cell>
          <table:table-cell office:value-type="float" office:value="0.00001" calcext:value-type="float">
            <text:p>0,000010</text:p>
          </table:table-cell>
          <table:table-cell office:value-type="float" office:value="0.001079" calcext:value-type="float">
            <text:p>0,001079</text:p>
          </table:table-cell>
          <table:table-cell office:value-type="float" office:value="18.70083" calcext:value-type="float">
            <text:p>18,700830</text:p>
          </table:table-cell>
          <table:table-cell office:value-type="float" office:value="0.043259" calcext:value-type="float">
            <text:p>0,0432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.00002" calcext:value-type="float">
            <text:p>0,000020</text:p>
          </table:table-cell>
          <table:table-cell office:value-type="float" office:value="0.000006" calcext:value-type="float">
            <text:p>0,000006</text:p>
          </table:table-cell>
          <table:table-cell office:value-type="float" office:value="0.000376" calcext:value-type="float">
            <text:p>0,000376</text:p>
          </table:table-cell>
          <table:table-cell office:value-type="float" office:value="34.27866" calcext:value-type="float">
            <text:p>34,278660</text:p>
          </table:table-cell>
          <table:table-cell office:value-type="float" office:value="0.041211" calcext:value-type="float">
            <text:p>0,041211</text:p>
          </table:table-cell>
          <table:table-cell table:number-columns-repeated="4"/>
          <table:table-cell office:value-type="float" office:value="0.000029" calcext:value-type="float">
            <text:p>0,000029</text:p>
          </table:table-cell>
          <table:table-cell office:value-type="float" office:value="0.000015" calcext:value-type="float">
            <text:p>0,000015</text:p>
          </table:table-cell>
          <table:table-cell office:value-type="float" office:value="0.000254" calcext:value-type="float">
            <text:p>0,000254</text:p>
          </table:table-cell>
          <table:table-cell office:value-type="float" office:value="18.274257" calcext:value-type="float">
            <text:p>18,274257</text:p>
          </table:table-cell>
          <table:table-cell office:value-type="float" office:value="0.056899" calcext:value-type="float">
            <text:p>0,05689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.00002" calcext:value-type="float">
            <text:p>0,000020</text:p>
          </table:table-cell>
          <table:table-cell office:value-type="float" office:value="0.000007" calcext:value-type="float">
            <text:p>0,000007</text:p>
          </table:table-cell>
          <table:table-cell office:value-type="float" office:value="0.000405" calcext:value-type="float">
            <text:p>0,000405</text:p>
          </table:table-cell>
          <table:table-cell office:value-type="float" office:value="34.310608" calcext:value-type="float">
            <text:p>34,310608</text:p>
          </table:table-cell>
          <table:table-cell office:value-type="float" office:value="0.040522" calcext:value-type="float">
            <text:p>0,040522</text:p>
          </table:table-cell>
          <table:table-cell table:number-columns-repeated="4"/>
          <table:table-cell office:value-type="float" office:value="0.000017" calcext:value-type="float">
            <text:p>0,000017</text:p>
          </table:table-cell>
          <table:table-cell office:value-type="float" office:value="0.000009" calcext:value-type="float">
            <text:p>0,000009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18.528321" calcext:value-type="float">
            <text:p>18,528321</text:p>
          </table:table-cell>
          <table:table-cell office:value-type="float" office:value="0.003217" calcext:value-type="float">
            <text:p>0,00321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.00002" calcext:value-type="float">
            <text:p>0,000020</text:p>
          </table:table-cell>
          <table:table-cell office:value-type="float" office:value="0.000004" calcext:value-type="float">
            <text:p>0,000004</text:p>
          </table:table-cell>
          <table:table-cell office:value-type="float" office:value="0.000375" calcext:value-type="float">
            <text:p>0,000375</text:p>
          </table:table-cell>
          <table:table-cell office:value-type="float" office:value="34.315209" calcext:value-type="float">
            <text:p>34,315209</text:p>
          </table:table-cell>
          <table:table-cell office:value-type="float" office:value="0.040329" calcext:value-type="float">
            <text:p>0,040329</text:p>
          </table:table-cell>
          <table:table-cell table:number-columns-repeated="4"/>
          <table:table-cell office:value-type="float" office:value="0.000024" calcext:value-type="float">
            <text:p>0,000024</text:p>
          </table:table-cell>
          <table:table-cell office:value-type="float" office:value="0.000009" calcext:value-type="float">
            <text:p>0,000009</text:p>
          </table:table-cell>
          <table:table-cell office:value-type="float" office:value="0.000282" calcext:value-type="float">
            <text:p>0,000282</text:p>
          </table:table-cell>
          <table:table-cell office:value-type="float" office:value="18.454112" calcext:value-type="float">
            <text:p>18,454112</text:p>
          </table:table-cell>
          <table:table-cell office:value-type="float" office:value="0.025505" calcext:value-type="float">
            <text:p>0,02550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.000018" calcext:value-type="float">
            <text:p>0,000018</text:p>
          </table:table-cell>
          <table:table-cell office:value-type="float" office:value="0.000006" calcext:value-type="float">
            <text:p>0,000006</text:p>
          </table:table-cell>
          <table:table-cell office:value-type="float" office:value="0.000466" calcext:value-type="float">
            <text:p>0,000466</text:p>
          </table:table-cell>
          <table:table-cell office:value-type="float" office:value="34.661809" calcext:value-type="float">
            <text:p>34,661809</text:p>
          </table:table-cell>
          <table:table-cell office:value-type="float" office:value="0.040582" calcext:value-type="float">
            <text:p>0,040582</text:p>
          </table:table-cell>
          <table:table-cell table:number-columns-repeated="4"/>
          <table:table-cell office:value-type="float" office:value="0.000015" calcext:value-type="float">
            <text:p>0,000015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18.576558" calcext:value-type="float">
            <text:p>18,576558</text:p>
          </table:table-cell>
          <table:table-cell office:value-type="float" office:value="0.008979" calcext:value-type="float">
            <text:p>0,00897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.000019" calcext:value-type="float">
            <text:p>0,000019</text:p>
          </table:table-cell>
          <table:table-cell office:value-type="float" office:value="0.000005" calcext:value-type="float">
            <text:p>0,000005</text:p>
          </table:table-cell>
          <table:table-cell office:value-type="float" office:value="0.000427" calcext:value-type="float">
            <text:p>0,000427</text:p>
          </table:table-cell>
          <table:table-cell office:value-type="float" office:value="34.107803" calcext:value-type="float">
            <text:p>34,107803</text:p>
          </table:table-cell>
          <table:table-cell office:value-type="float" office:value="0.040585" calcext:value-type="float">
            <text:p>0,040585</text:p>
          </table:table-cell>
          <table:table-cell table:number-columns-repeated="4"/>
          <table:table-cell office:value-type="float" office:value="0.000026" calcext:value-type="float">
            <text:p>0,000026</text:p>
          </table:table-cell>
          <table:table-cell office:value-type="float" office:value="0.000014" calcext:value-type="float">
            <text:p>0,000014</text:p>
          </table:table-cell>
          <table:table-cell office:value-type="float" office:value="0.000307" calcext:value-type="float">
            <text:p>0,000307</text:p>
          </table:table-cell>
          <table:table-cell office:value-type="float" office:value="18.214045" calcext:value-type="float">
            <text:p>18,214045</text:p>
          </table:table-cell>
          <table:table-cell office:value-type="float" office:value="0.007173" calcext:value-type="float">
            <text:p>0,007173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0.000019" calcext:value-type="float">
            <text:p>0,000019</text:p>
          </table:table-cell>
          <table:table-cell table:style-name="ce4" office:value-type="float" office:value="0.000004" calcext:value-type="float">
            <text:p>0,000004</text:p>
          </table:table-cell>
          <table:table-cell table:style-name="ce4" office:value-type="float" office:value="0.000375" calcext:value-type="float">
            <text:p>0,000375</text:p>
          </table:table-cell>
          <table:table-cell table:style-name="ce4" office:value-type="float" office:value="34.533572" calcext:value-type="float">
            <text:p>34,533572</text:p>
          </table:table-cell>
          <table:table-cell table:style-name="ce4" office:value-type="float" office:value="0.040862" calcext:value-type="float">
            <text:p>0,040862</text:p>
          </table:table-cell>
          <table:table-cell table:style-name="ce4" table:number-columns-repeated="2"/>
          <table:table-cell table:number-columns-repeated="2"/>
          <table:table-cell table:style-name="ce4" office:value-type="float" office:value="0.000018" calcext:value-type="float">
            <text:p>0,000018</text:p>
          </table:table-cell>
          <table:table-cell table:style-name="ce4" office:value-type="float" office:value="0.000011" calcext:value-type="float">
            <text:p>0,000011</text:p>
          </table:table-cell>
          <table:table-cell table:style-name="ce4" office:value-type="float" office:value="0.000463" calcext:value-type="float">
            <text:p>0,000463</text:p>
          </table:table-cell>
          <table:table-cell table:style-name="ce4" office:value-type="float" office:value="18.243001" calcext:value-type="float">
            <text:p>18,243001</text:p>
          </table:table-cell>
          <table:table-cell table:style-name="ce4" office:value-type="float" office:value="0.00355" calcext:value-type="float">
            <text:p>0,00355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5" table:formula="of:=AVERAGE([.B8:.B17] )" office:value-type="float" office:value="0.0000197" calcext:value-type="float">
            <text:p>0,0000197</text:p>
          </table:table-cell>
          <table:table-cell table:style-name="ce5" table:formula="of:=AVERAGE([.C8:.C17] )" office:value-type="float" office:value="0.0000056" calcext:value-type="float">
            <text:p>0,0000056</text:p>
          </table:table-cell>
          <table:table-cell table:style-name="ce5" table:formula="of:=AVERAGE([.D8:.D17] )" office:value-type="float" office:value="0.0004033" calcext:value-type="float">
            <text:p>0,0004033</text:p>
          </table:table-cell>
          <table:table-cell table:style-name="ce5" table:formula="of:=AVERAGE([.E8:.E17] )" office:value-type="float" office:value="34.2730305" calcext:value-type="float">
            <text:p>34,2730305</text:p>
          </table:table-cell>
          <table:table-cell table:style-name="ce5" table:formula="of:=AVERAGE([.F8:.F17] )" office:value-type="float" office:value="0.0406975" calcext:value-type="float">
            <text:p>0,0406975</text:p>
          </table:table-cell>
          <table:table-cell table:style-name="ce5" table:formula="of:=AVERAGE([.G8:.G17] )" office:value-type="string" office:string-value="" calcext:value-type="error">
            <text:p>#DIV/0!</text:p>
          </table:table-cell>
          <table:table-cell table:style-name="ce5" table:formula="of:=AVERAGE([.H8:.H17] )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AVERAGE([.K8:.K17] )" office:value-type="float" office:value="0.0000219" calcext:value-type="float">
            <text:p>0,0000219</text:p>
          </table:table-cell>
          <table:table-cell table:style-name="ce5" table:formula="of:=AVERAGE([.L8:.L17] )" office:value-type="float" office:value="0.0000106" calcext:value-type="float">
            <text:p>0,0000106</text:p>
          </table:table-cell>
          <table:table-cell table:style-name="ce5" table:formula="of:=AVERAGE([.M8:.M17] )" office:value-type="float" office:value="0.0003788" calcext:value-type="float">
            <text:p>0,0003788</text:p>
          </table:table-cell>
          <table:table-cell table:style-name="ce5" table:formula="of:=AVERAGE([.N8:.N17] )" office:value-type="float" office:value="18.4013166" calcext:value-type="float">
            <text:p>18,4013166</text:p>
          </table:table-cell>
          <table:table-cell table:style-name="ce5" table:formula="of:=AVERAGE([.O8:.O17] )" office:value-type="float" office:value="0.0694224" calcext:value-type="float">
            <text:p>0,0694224</text:p>
          </table:table-cell>
          <table:table-cell table:style-name="ce5" table:formula="of:=AVERAGE([.P8:.P17] )" office:value-type="float" office:value="5.830654" calcext:value-type="float">
            <text:p>5,830654</text:p>
          </table:table-cell>
          <table:table-cell table:style-name="ce5" table:formula="of:=AVERAGE([.Q8:.Q17] 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 office:value-type="string" calcext:value-type="string">
            <text:p>P = 8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P = 16</text:p>
          </table:table-cell>
          <table:table-cell table:style-name="Default" table:number-columns-repeated="6"/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4x4-nosol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16x16-nosol</text:p>
          </table:table-cell>
          <table:table-cell table:number-columns-repeated="2"/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4x4-nosol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16x16-nosol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00059" calcext:value-type="float">
            <text:p>0,000059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137433" calcext:value-type="float">
            <text:p>0,137433</text:p>
          </table:table-cell>
          <table:table-cell office:value-type="float" office:value="28.759419" calcext:value-type="float">
            <text:p>28,759419</text:p>
          </table:table-cell>
          <table:table-cell office:value-type="float" office:value="1.264895" calcext:value-type="float">
            <text:p>1,264895</text:p>
          </table:table-cell>
          <table:table-cell office:value-type="float" office:value="56.52008" calcext:value-type="float">
            <text:p>56,520080</text:p>
          </table:table-cell>
          <table:table-cell table:number-columns-repeated="3"/>
          <table:table-cell office:value-type="float" office:value="0.000156" calcext:value-type="float">
            <text:p>0,000156</text:p>
          </table:table-cell>
          <table:table-cell office:value-type="float" office:value="0.031328" calcext:value-type="float">
            <text:p>0,031328</text:p>
          </table:table-cell>
          <table:table-cell office:value-type="float" office:value="2.264915" calcext:value-type="float">
            <text:p>2,264915</text:p>
          </table:table-cell>
          <table:table-cell office:value-type="float" office:value="57.912278" calcext:value-type="float">
            <text:p>57,912278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.00006" calcext:value-type="float">
            <text:p>0,000060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103" calcext:value-type="float">
            <text:p>0,001030</text:p>
          </table:table-cell>
          <table:table-cell office:value-type="float" office:value="28.738796" calcext:value-type="float">
            <text:p>28,738796</text:p>
          </table:table-cell>
          <table:table-cell office:value-type="float" office:value="0.331703" calcext:value-type="float">
            <text:p>0,331703</text:p>
          </table:table-cell>
          <table:table-cell table:number-columns-repeated="4"/>
          <table:table-cell office:value-type="float" office:value="0.00028" calcext:value-type="float">
            <text:p>0,000280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1193" calcext:value-type="float">
            <text:p>0,001193</text:p>
          </table:table-cell>
          <table:table-cell office:value-type="float" office:value="57.700514" calcext:value-type="float">
            <text:p>57,700514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.000064" calcext:value-type="float">
            <text:p>0,000064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139038" calcext:value-type="float">
            <text:p>0,139038</text:p>
          </table:table-cell>
          <table:table-cell office:value-type="float" office:value="28.515472" calcext:value-type="float">
            <text:p>28,515472</text:p>
          </table:table-cell>
          <table:table-cell office:value-type="float" office:value="0.561313" calcext:value-type="float">
            <text:p>0,561313</text:p>
          </table:table-cell>
          <table:table-cell table:number-columns-repeated="4"/>
          <table:table-cell office:value-type="float" office:value="0.000219" calcext:value-type="float">
            <text:p>0,000219</text:p>
          </table:table-cell>
          <table:table-cell office:value-type="float" office:value="0.018423" calcext:value-type="float">
            <text:p>0,018423</text:p>
          </table:table-cell>
          <table:table-cell office:value-type="float" office:value="0.309702" calcext:value-type="float">
            <text:p>0,309702</text:p>
          </table:table-cell>
          <table:table-cell office:value-type="float" office:value="58.047203" calcext:value-type="float">
            <text:p>58,047203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.000058" calcext:value-type="float">
            <text:p>0,000058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881" calcext:value-type="float">
            <text:p>0,000881</text:p>
          </table:table-cell>
          <table:table-cell office:value-type="float" office:value="28.65303" calcext:value-type="float">
            <text:p>28,653030</text:p>
          </table:table-cell>
          <table:table-cell office:value-type="float" office:value="0.249421" calcext:value-type="float">
            <text:p>0,249421</text:p>
          </table:table-cell>
          <table:table-cell table:number-columns-repeated="4"/>
          <table:table-cell office:value-type="float" office:value="0.000238" calcext:value-type="float">
            <text:p>0,000238</text:p>
          </table:table-cell>
          <table:table-cell office:value-type="float" office:value="0.030554" calcext:value-type="float">
            <text:p>0,030554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57.777148" calcext:value-type="float">
            <text:p>57,777148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.000057" calcext:value-type="float">
            <text:p>0,000057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1007" calcext:value-type="float">
            <text:p>0,001007</text:p>
          </table:table-cell>
          <table:table-cell office:value-type="float" office:value="27.950893" calcext:value-type="float">
            <text:p>27,950893</text:p>
          </table:table-cell>
          <table:table-cell office:value-type="float" office:value="0.196785" calcext:value-type="float">
            <text:p>0,196785</text:p>
          </table:table-cell>
          <table:table-cell table:number-columns-repeated="4"/>
          <table:table-cell office:value-type="float" office:value="0.000319" calcext:value-type="float">
            <text:p>0,000319</text:p>
          </table:table-cell>
          <table:table-cell office:value-type="float" office:value="0.03308" calcext:value-type="float">
            <text:p>0,033080</text:p>
          </table:table-cell>
          <table:table-cell office:value-type="float" office:value="0.001085" calcext:value-type="float">
            <text:p>0,001085</text:p>
          </table:table-cell>
          <table:table-cell office:value-type="float" office:value="57.702955" calcext:value-type="float">
            <text:p>57,702955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.000056" calcext:value-type="float">
            <text:p>0,000056</text:p>
          </table:table-cell>
          <table:table-cell office:value-type="float" office:value="0.000037" calcext:value-type="float">
            <text:p>0,000037</text:p>
          </table:table-cell>
          <table:table-cell office:value-type="float" office:value="0.000485" calcext:value-type="float">
            <text:p>0,000485</text:p>
          </table:table-cell>
          <table:table-cell office:value-type="float" office:value="28.387127" calcext:value-type="float">
            <text:p>28,387127</text:p>
          </table:table-cell>
          <table:table-cell office:value-type="float" office:value="0.149941" calcext:value-type="float">
            <text:p>0,149941</text:p>
          </table:table-cell>
          <table:table-cell table:number-columns-repeated="4"/>
          <table:table-cell office:value-type="float" office:value="0.000196" calcext:value-type="float">
            <text:p>0,000196</text:p>
          </table:table-cell>
          <table:table-cell office:value-type="float" office:value="0.000181" calcext:value-type="float">
            <text:p>0,000181</text:p>
          </table:table-cell>
          <table:table-cell office:value-type="float" office:value="0.876269" calcext:value-type="float">
            <text:p>0,876269</text:p>
          </table:table-cell>
          <table:table-cell office:value-type="float" office:value="55.647796" calcext:value-type="float">
            <text:p>55,647796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.000066" calcext:value-type="float">
            <text:p>0,000066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394733" calcext:value-type="float">
            <text:p>0,394733</text:p>
          </table:table-cell>
          <table:table-cell office:value-type="float" office:value="28.224509" calcext:value-type="float">
            <text:p>28,224509</text:p>
          </table:table-cell>
          <table:table-cell office:value-type="float" office:value="0.068901" calcext:value-type="float">
            <text:p>0,068901</text:p>
          </table:table-cell>
          <table:table-cell table:number-columns-repeated="4"/>
          <table:table-cell office:value-type="float" office:value="0.000259" calcext:value-type="float">
            <text:p>0,000259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70478" calcext:value-type="float">
            <text:p>0,070478</text:p>
          </table:table-cell>
          <table:table-cell office:value-type="float" office:value="60.337645" calcext:value-type="float">
            <text:p>60,337645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.000057" calcext:value-type="float">
            <text:p>0,000057</text:p>
          </table:table-cell>
          <table:table-cell office:value-type="float" office:value="0.002791" calcext:value-type="float">
            <text:p>0,002791</text:p>
          </table:table-cell>
          <table:table-cell office:value-type="float" office:value="0.026594" calcext:value-type="float">
            <text:p>0,026594</text:p>
          </table:table-cell>
          <table:table-cell office:value-type="float" office:value="28.517907" calcext:value-type="float">
            <text:p>28,517907</text:p>
          </table:table-cell>
          <table:table-cell office:value-type="float" office:value="0.050896" calcext:value-type="float">
            <text:p>0,050896</text:p>
          </table:table-cell>
          <table:table-cell table:number-columns-repeated="4"/>
          <table:table-cell office:value-type="float" office:value="0.000311" calcext:value-type="float">
            <text:p>0,000311</text:p>
          </table:table-cell>
          <table:table-cell office:value-type="float" office:value="0.063522" calcext:value-type="float">
            <text:p>0,063522</text:p>
          </table:table-cell>
          <table:table-cell office:value-type="float" office:value="0.000882" calcext:value-type="float">
            <text:p>0,000882</text:p>
          </table:table-cell>
          <table:table-cell office:value-type="float" office:value="57.207163" calcext:value-type="float">
            <text:p>57,207163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.000058" calcext:value-type="float">
            <text:p>0,000058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867" calcext:value-type="float">
            <text:p>0,000867</text:p>
          </table:table-cell>
          <table:table-cell office:value-type="float" office:value="28.195876" calcext:value-type="float">
            <text:p>28,195876</text:p>
          </table:table-cell>
          <table:table-cell office:value-type="float" office:value="0.213029" calcext:value-type="float">
            <text:p>0,213029</text:p>
          </table:table-cell>
          <table:table-cell table:number-columns-repeated="4"/>
          <table:table-cell office:value-type="float" office:value="0.002662" calcext:value-type="float">
            <text:p>0,002662</text:p>
          </table:table-cell>
          <table:table-cell office:value-type="float" office:value="0.000338" calcext:value-type="float">
            <text:p>0,000338</text:p>
          </table:table-cell>
          <table:table-cell office:value-type="float" office:value="0.000997" calcext:value-type="float">
            <text:p>0,000997</text:p>
          </table:table-cell>
          <table:table-cell office:value-type="float" office:value="58.745942" calcext:value-type="float">
            <text:p>58,745942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0.000061" calcext:value-type="float">
            <text:p>0,000061</text:p>
          </table:table-cell>
          <table:table-cell table:style-name="ce4" office:value-type="float" office:value="0.000045" calcext:value-type="float">
            <text:p>0,000045</text:p>
          </table:table-cell>
          <table:table-cell table:style-name="ce4" office:value-type="float" office:value="0.405838" calcext:value-type="float">
            <text:p>0,405838</text:p>
          </table:table-cell>
          <table:table-cell table:style-name="ce4" office:value-type="float" office:value="28.228629" calcext:value-type="float">
            <text:p>28,228629</text:p>
          </table:table-cell>
          <table:table-cell table:style-name="ce4" office:value-type="float" office:value="0.766465" calcext:value-type="float">
            <text:p>0,766465</text:p>
          </table:table-cell>
          <table:table-cell table:style-name="ce4" table:number-columns-repeated="2"/>
          <table:table-cell table:number-columns-repeated="2"/>
          <table:table-cell table:style-name="ce4" office:value-type="float" office:value="0.000219" calcext:value-type="float">
            <text:p>0,000219</text:p>
          </table:table-cell>
          <table:table-cell table:style-name="ce4" office:value-type="float" office:value="0.037488" calcext:value-type="float">
            <text:p>0,037488</text:p>
          </table:table-cell>
          <table:table-cell table:style-name="ce4" office:value-type="float" office:value="0.292735" calcext:value-type="float">
            <text:p>0,292735</text:p>
          </table:table-cell>
          <table:table-cell table:style-name="ce4" office:value-type="float" office:value="59.288295" calcext:value-type="float">
            <text:p>59,288295</text:p>
          </table:table-cell>
          <table:table-cell office:value-type="string" calcext:value-type="string">
            <text:p>-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5" table:formula="of:=AVERAGE([.B22:.B31] )" office:value-type="float" office:value="0.0000596" calcext:value-type="float">
            <text:p>0,0000596</text:p>
          </table:table-cell>
          <table:table-cell table:style-name="ce5" table:formula="of:=AVERAGE([.C22:.C31] )" office:value-type="float" office:value="0.0003151" calcext:value-type="float">
            <text:p>0,0003151</text:p>
          </table:table-cell>
          <table:table-cell table:style-name="ce5" table:formula="of:=AVERAGE([.D22:.D31] )" office:value-type="float" office:value="0.1107906" calcext:value-type="float">
            <text:p>0,1107906</text:p>
          </table:table-cell>
          <table:table-cell table:style-name="ce5" table:formula="of:=AVERAGE([.E22:.E31] )" office:value-type="float" office:value="28.4171658" calcext:value-type="float">
            <text:p>28,4171658</text:p>
          </table:table-cell>
          <table:table-cell table:style-name="ce5" table:formula="of:=AVERAGE([.F22:.F31] )" office:value-type="float" office:value="0.3853349" calcext:value-type="float">
            <text:p>0,3853349</text:p>
          </table:table-cell>
          <table:table-cell table:style-name="ce5" table:formula="of:=AVERAGE([.G22:.G31] )" office:value-type="float" office:value="56.52008" calcext:value-type="float">
            <text:p>56,52008</text:p>
          </table:table-cell>
          <table:table-cell table:style-name="ce5" table:formula="of:=AVERAGE([.H22:.H31] )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AVERAGE([.K22:.K31] )" office:value-type="float" office:value="0.0004859" calcext:value-type="float">
            <text:p>0,0004859</text:p>
          </table:table-cell>
          <table:table-cell table:style-name="ce5" table:formula="of:=AVERAGE([.L22:.L31] )" office:value-type="float" office:value="0.021534" calcext:value-type="float">
            <text:p>0,021534</text:p>
          </table:table-cell>
          <table:table-cell table:style-name="ce5" table:formula="of:=AVERAGE([.M22:.M31] )" office:value-type="float" office:value="0.3819711" calcext:value-type="float">
            <text:p>0,3819711</text:p>
          </table:table-cell>
          <table:table-cell table:style-name="ce5" table:formula="of:=AVERAGE([.N22:.N31] )" office:value-type="float" office:value="58.0366939" calcext:value-type="float">
            <text:p>58,0366939</text:p>
          </table:table-cell>
          <table:table-cell table:style-name="ce5" table:formula="of:=AVERAGE([.O22:.O31] )" office:value-type="string" office:string-value="" calcext:value-type="error">
            <text:p>#DIV/0!</text:p>
          </table:table-cell>
          <table:table-cell table:style-name="ce5" table:formula="of:=AVERAGE([.P22:.P31] )" office:value-type="string" office:string-value="" calcext:value-type="error">
            <text:p>#DIV/0!</text:p>
          </table:table-cell>
          <table:table-cell table:style-name="ce5" table:formula="of:=AVERAGE([.Q22:.Q31] 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Default" office:value-type="string" calcext:value-type="string">
            <text:p>copy of avg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4x4-nosol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16x16-nosol</text:p>
          </table:table-cell>
          <table:table-cell/>
          <table:table-cell table:style-name="Default" office:value-type="string" calcext:value-type="string">
            <text:p>speedups</text:p>
          </table:table-cell>
          <table:table-cell table:style-name="Default" table:number-columns-repeated="6"/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serial (1)</text:p>
          </table:table-cell>
          <table:table-cell table:style-name="ce7" office:value-type="float" office:value="0.000009" calcext:value-type="float">
            <text:p>0,0000090</text:p>
          </table:table-cell>
          <table:table-cell table:style-name="ce7" office:value-type="float" office:value="0.00001" calcext:value-type="float">
            <text:p>0,0000100</text:p>
          </table:table-cell>
          <table:table-cell table:style-name="ce9" office:value-type="float" office:value="0.03618" calcext:value-type="float">
            <text:p>0,0361800</text:p>
          </table:table-cell>
          <table:table-cell table:style-name="ce9" office:value-type="float" office:value="4.367735" calcext:value-type="float">
            <text:p>4,3677350</text:p>
          </table:table-cell>
          <table:table-cell table:style-name="ce9" office:value-type="float" office:value="0.00012" calcext:value-type="float">
            <text:p>0,0001200</text:p>
          </table:table-cell>
          <table:table-cell table:style-name="ce9" office:value-type="float" office:value="6.251977" calcext:value-type="float">
            <text:p>6,2519770</text:p>
          </table:table-cell>
          <table:table-cell table:style-name="ce7" office:value-type="float" office:value="488.065896" calcext:value-type="float">
            <text:p>488,0658960</text:p>
          </table:table-cell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4x4-nosol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16x16-nosol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0.0000197" calcext:value-type="float">
            <text:p>0,0000197</text:p>
          </table:table-cell>
          <table:table-cell table:style-name="ce7" office:value-type="float" office:value="0.0000056" calcext:value-type="float">
            <text:p>0,0000056</text:p>
          </table:table-cell>
          <table:table-cell table:style-name="ce7" office:value-type="float" office:value="0.0004033" calcext:value-type="float">
            <text:p>0,0004033</text:p>
          </table:table-cell>
          <table:table-cell table:style-name="ce7" office:value-type="float" office:value="34.2730305" calcext:value-type="float">
            <text:p>34,2730305</text:p>
          </table:table-cell>
          <table:table-cell table:style-name="ce7" office:value-type="float" office:value="0.0406975" calcext:value-type="float">
            <text:p>0,0406975</text:p>
          </table:table-cell>
          <table:table-cell table:number-columns-repeated="2" table:style-name="ce10" office:value-type="string" calcext:value-type="string">
            <text:p>-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table:formula="of:=[.C37]/[.C38]" office:value-type="float" office:value="0.456852791878173" calcext:value-type="float">
            <text:p>0,4568528</text:p>
          </table:table-cell>
          <table:table-cell table:style-name="ce7" table:formula="of:=[.D37]/[.D38]" office:value-type="float" office:value="1.78571428571429" calcext:value-type="float">
            <text:p>1,7857143</text:p>
          </table:table-cell>
          <table:table-cell table:style-name="ce7" table:formula="of:=[.E37]/[.E38]" office:value-type="float" office:value="89.7098933796182" calcext:value-type="float">
            <text:p>89,7098934</text:p>
          </table:table-cell>
          <table:table-cell table:style-name="ce7" table:formula="of:=[.F37]/[.F38]" office:value-type="float" office:value="0.127439416248878" calcext:value-type="float">
            <text:p>0,1274394</text:p>
          </table:table-cell>
          <table:table-cell table:style-name="ce7" table:formula="of:=[.G37]/[.G38]" office:value-type="float" office:value="0.00294858406536028" calcext:value-type="float">
            <text:p>0,0029486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7" office:value-type="float" office:value="0.0000219" calcext:value-type="float">
            <text:p>0,0000219</text:p>
          </table:table-cell>
          <table:table-cell table:style-name="ce7" office:value-type="float" office:value="0.0000106" calcext:value-type="float">
            <text:p>0,0000106</text:p>
          </table:table-cell>
          <table:table-cell table:style-name="ce7" office:value-type="float" office:value="0.0003788" calcext:value-type="float">
            <text:p>0,0003788</text:p>
          </table:table-cell>
          <table:table-cell table:style-name="ce7" office:value-type="float" office:value="18.4013166" calcext:value-type="float">
            <text:p>18,4013166</text:p>
          </table:table-cell>
          <table:table-cell table:style-name="ce7" office:value-type="float" office:value="0.0694224" calcext:value-type="float">
            <text:p>0,0694224</text:p>
          </table:table-cell>
          <table:table-cell table:style-name="ce7" office:value-type="float" office:value="5.830654" calcext:value-type="float">
            <text:p>5,8306540</text:p>
          </table:table-cell>
          <table:table-cell table:style-name="ce10" office:value-type="string" calcext:value-type="string">
            <text:p>-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7" table:formula="of:=[.C37]/[.C39]" office:value-type="float" office:value="0.410958904109589" calcext:value-type="float">
            <text:p>0,4109589</text:p>
          </table:table-cell>
          <table:table-cell table:style-name="ce7" table:formula="of:=[.D37]/[.D39]" office:value-type="float" office:value="0.943396226415094" calcext:value-type="float">
            <text:p>0,9433962</text:p>
          </table:table-cell>
          <table:table-cell table:style-name="ce7" table:formula="of:=[.E37]/[.E39]" office:value-type="float" office:value="95.5121436114045" calcext:value-type="float">
            <text:p>95,5121436</text:p>
          </table:table-cell>
          <table:table-cell table:style-name="ce7" table:formula="of:=[.F37]/[.F39]" office:value-type="float" office:value="0.237359918039778" calcext:value-type="float">
            <text:p>0,2373599</text:p>
          </table:table-cell>
          <table:table-cell table:style-name="ce7" table:formula="of:=[.G37]/[.G39]" office:value-type="float" office:value="0.00172854871050266" calcext:value-type="float">
            <text:p>0,0017285</text:p>
          </table:table-cell>
          <table:table-cell table:style-name="ce7" table:formula="of:=[.H37]/[.H39]" office:value-type="float" office:value="1.07225999004571" calcext:value-type="float">
            <text:p>1,0722600</text:p>
          </table:table-cell>
          <table:table-cell table:style-name="ce10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7" office:value-type="float" office:value="0.0000596" calcext:value-type="float">
            <text:p>0,0000596</text:p>
          </table:table-cell>
          <table:table-cell table:style-name="ce7" office:value-type="float" office:value="0.0003151" calcext:value-type="float">
            <text:p>0,0003151</text:p>
          </table:table-cell>
          <table:table-cell table:style-name="ce7" office:value-type="float" office:value="0.1107906" calcext:value-type="float">
            <text:p>0,1107906</text:p>
          </table:table-cell>
          <table:table-cell table:style-name="ce7" office:value-type="float" office:value="28.4171658" calcext:value-type="float">
            <text:p>28,4171658</text:p>
          </table:table-cell>
          <table:table-cell table:style-name="ce7" office:value-type="float" office:value="0.3853349" calcext:value-type="float">
            <text:p>0,3853349</text:p>
          </table:table-cell>
          <table:table-cell table:style-name="ce7" office:value-type="float" office:value="56.52008" calcext:value-type="float">
            <text:p>56,5200800</text:p>
          </table:table-cell>
          <table:table-cell table:style-name="ce10" office:value-type="string" calcext:value-type="string">
            <text:p>-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7" table:formula="of:=[.C37]/[.C40]" office:value-type="float" office:value="0.151006711409396" calcext:value-type="float">
            <text:p>0,1510067</text:p>
          </table:table-cell>
          <table:table-cell table:style-name="ce7" table:formula="of:=[.D37]/[.D40]" office:value-type="float" office:value="0.0317359568390987" calcext:value-type="float">
            <text:p>0,0317360</text:p>
          </table:table-cell>
          <table:table-cell table:style-name="ce7" table:formula="of:=[.E37]/[.E40]" office:value-type="float" office:value="0.326562000747356" calcext:value-type="float">
            <text:p>0,3265620</text:p>
          </table:table-cell>
          <table:table-cell table:style-name="ce7" table:formula="of:=[.F37]/[.F40]" office:value-type="float" office:value="0.153700584736005" calcext:value-type="float">
            <text:p>0,1537006</text:p>
          </table:table-cell>
          <table:table-cell table:style-name="ce7" table:formula="of:=[.G37]/[.G40]" office:value-type="float" office:value="0.000311417418977622" calcext:value-type="float">
            <text:p>0,0003114</text:p>
          </table:table-cell>
          <table:table-cell table:style-name="ce7" table:formula="of:=[.H37]/[.H40]" office:value-type="float" office:value="0.11061514774926" calcext:value-type="float">
            <text:p>0,1106151</text:p>
          </table:table-cell>
          <table:table-cell table:style-name="ce10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7" office:value-type="float" office:value="0.0004859" calcext:value-type="float">
            <text:p>0,0004859</text:p>
          </table:table-cell>
          <table:table-cell table:style-name="ce7" office:value-type="float" office:value="0.021534" calcext:value-type="float">
            <text:p>0,0215340</text:p>
          </table:table-cell>
          <table:table-cell table:style-name="ce7" office:value-type="float" office:value="0.3819711" calcext:value-type="float">
            <text:p>0,3819711</text:p>
          </table:table-cell>
          <table:table-cell table:style-name="ce7" office:value-type="float" office:value="58.0366939" calcext:value-type="float">
            <text:p>58,0366939</text:p>
          </table:table-cell>
          <table:table-cell table:number-columns-repeated="3" table:style-name="ce10" office:value-type="string" calcext:value-type="string">
            <text:p>-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7" table:formula="of:=[.C37]/[.C41]" office:value-type="float" office:value="0.0185223296974686" calcext:value-type="float">
            <text:p>0,0185223</text:p>
          </table:table-cell>
          <table:table-cell table:style-name="ce7" table:formula="of:=[.D37]/[.D41]" office:value-type="float" office:value="0.000464381907680877" calcext:value-type="float">
            <text:p>0,0004644</text:p>
          </table:table-cell>
          <table:table-cell table:style-name="ce7" table:formula="of:=[.E37]/[.E41]" office:value-type="float" office:value="0.0947192078144132" calcext:value-type="float">
            <text:p>0,0947192</text:p>
          </table:table-cell>
          <table:table-cell table:style-name="ce7" table:formula="of:=[.F37]/[.F41]" office:value-type="float" office:value="0.0752581635254037" calcext:value-type="float">
            <text:p>0,0752582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7" loext:min-decimal-places="7" number:min-integer-digits="1" number:grouping="true"/>
    </number:number-style>
    <number:number-style style:name="N128">
      <number:number number:decimal-places="8" loext:min-decimal-places="8" number:min-integer-digits="1" number:grouping="true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number:number-style style:name="N130">
      <number:number number:decimal-places="9" loext:min-decimal-places="9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-00-0000</text:date>, <text:time style:data-style-name="N2" text:time-value="08:55:51.042039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7:37:10.845891720</meta:creation-date>
    <dc:date>2018-05-18T09:23:45.518955854</dc:date>
    <meta:editing-duration>PT2H11M56S</meta:editing-duration>
    <meta:editing-cycles>13</meta:editing-cycles>
    <meta:generator>LibreOffice/5.1.6.2$Linux_X86_64 LibreOffice_project/10m0$Build-2</meta:generator>
    <meta:document-statistic meta:table-count="1" meta:cell-count="369" meta:object-count="0"/>
  </office:meta>
</office:document-meta>
</file>